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weight-complex="bold"/>
    </style:style>
    <style:style style:name="P2" style:parent-style-name="Standard" style:family="paragraph">
      <style:paragraph-properties fo:text-align="end"/>
      <style:text-properties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justify"/>
      <style:text-properties style:font-weight-complex="bold" style:font-size-complex="16pt"/>
    </style:style>
    <style:style style:name="P8" style:parent-style-name="Standard" style:family="paragraph">
      <style:paragraph-properties fo:text-align="justify"/>
      <style:text-properties style:font-weight-complex="bold" style:font-size-complex="16pt"/>
    </style:style>
    <style:style style:name="P9" style:parent-style-name="Standard" style:family="paragraph">
      <style:paragraph-properties fo:text-align="justify"/>
    </style:style>
    <style:style style:name="T10" style:parent-style-name="Fuentedepárrafopredeter." style:family="text">
      <style:text-properties style:font-weight-complex="bold" style:font-size-complex="16pt"/>
    </style:style>
    <style:style style:name="T11" style:parent-style-name="Fuentedepárrafopredeter." style:family="text">
      <style:text-properties style:font-weight-complex="bold" fo:font-style="italic" style:font-style-asian="italic" style:font-size-complex="16pt"/>
    </style:style>
    <style:style style:name="T12" style:parent-style-name="Fuentedepárrafopredeter." style:family="text">
      <style:text-properties style:font-weight-complex="bold" style:font-size-complex="16pt"/>
    </style:style>
    <style:style style:name="T13" style:parent-style-name="Fuentedepárrafopredeter." style:family="text">
      <style:text-properties style:font-weight-complex="bold" style:font-size-complex="16pt"/>
    </style:style>
    <style:style style:name="T14" style:parent-style-name="Fuentedepárrafopredeter." style:family="text">
      <style:text-properties style:font-weight-complex="bold" style:font-size-complex="16pt"/>
    </style:style>
    <style:style style:name="T15" style:parent-style-name="Fuentedepárrafopredeter." style:family="text">
      <style:text-properties style:font-weight-complex="bold" fo:font-style="italic" style:font-style-asian="italic" style:font-size-complex="16pt"/>
    </style:style>
    <style:style style:name="T16" style:parent-style-name="Fuentedepárrafopredeter." style:family="text">
      <style:text-properties style:font-weight-complex="bold" style:font-size-complex="16pt"/>
    </style:style>
    <style:style style:name="P17" style:parent-style-name="Standard" style:family="paragraph">
      <style:paragraph-properties fo:text-align="justify"/>
      <style:text-properties style:font-weight-complex="bold" style:font-size-complex="16pt"/>
    </style:style>
    <style:style style:name="P18" style:parent-style-name="Standard" style:family="paragraph">
      <style:paragraph-properties fo:text-align="justify"/>
    </style:style>
    <style:style style:name="T19" style:parent-style-name="Fuentedepárrafopredeter." style:family="text">
      <style:text-properties style:font-weight-complex="bold" style:font-size-complex="16pt"/>
    </style:style>
    <style:style style:name="T20" style:parent-style-name="Fuentedepárrafopredeter." style:family="text">
      <style:text-properties style:font-weight-complex="bold" fo:font-style="italic" style:font-style-asian="italic" style:font-size-complex="16pt"/>
    </style:style>
    <style:style style:name="T21" style:parent-style-name="Fuentedepárrafopredeter." style:family="text">
      <style:text-properties style:font-weight-complex="bold" style:font-size-complex="16pt"/>
    </style:style>
    <style:style style:name="T22" style:parent-style-name="Fuentedepárrafopredeter." style:family="text">
      <style:text-properties style:font-weight-complex="bold" style:font-size-complex="16pt"/>
    </style:style>
    <style:style style:name="T23" style:parent-style-name="Fuentedepárrafopredeter." style:family="text">
      <style:text-properties style:font-weight-complex="bold" style:font-size-complex="16pt"/>
    </style:style>
    <style:style style:name="T24" style:parent-style-name="Fuentedepárrafopredeter." style:family="text">
      <style:text-properties style:font-weight-complex="bold" fo:font-style="italic" style:font-style-asian="italic" style:font-size-complex="16pt"/>
    </style:style>
    <style:style style:name="T25" style:parent-style-name="Fuentedepárrafopredeter." style:family="text">
      <style:text-properties style:font-weight-complex="bold" style:font-size-complex="16pt"/>
    </style:style>
    <style:style style:name="T26" style:parent-style-name="Fuentedepárrafopredeter." style:family="text">
      <style:text-properties style:font-weight-complex="bold" style:font-size-complex="16pt"/>
    </style:style>
    <style:style style:name="T27" style:parent-style-name="Fuentedepárrafopredeter." style:family="text">
      <style:text-properties style:font-weight-complex="bold" style:font-size-complex="16pt"/>
    </style:style>
    <style:style style:name="T28" style:parent-style-name="Fuentedepárrafopredeter." style:family="text">
      <style:text-properties style:font-weight-complex="bold" style:font-size-complex="16pt"/>
    </style:style>
    <style:style style:name="T29" style:parent-style-name="Fuentedepárrafopredeter." style:family="text">
      <style:text-properties style:font-weight-complex="bold" style:font-size-complex="16pt"/>
    </style:style>
    <style:style style:name="P30" style:parent-style-name="Standard" style:family="paragraph">
      <style:paragraph-properties fo:text-align="justify"/>
      <style:text-properties style:font-weight-complex="bold" style:font-size-complex="16pt"/>
    </style:style>
    <style:style style:name="P31" style:parent-style-name="Standard" style:family="paragraph">
      <style:paragraph-properties fo:text-align="justify"/>
    </style:style>
    <style:style style:name="T32" style:parent-style-name="Fuentedepárrafopredeter." style:family="text">
      <style:text-properties style:font-weight-complex="bold" style:font-size-complex="16pt" style:language-asian="ca" style:country-asian="ES" style:language-complex="ar" style:country-complex="SA"/>
    </style:style>
    <style:style style:name="P33" style:parent-style-name="Normal" style:family="paragraph">
      <style:paragraph-properties fo:text-align="center"/>
      <style:text-properties fo:font-size="8pt" style:font-size-asian="8pt" style:font-size-complex="8pt"/>
    </style:style>
    <style:style style:name="T34" style:parent-style-name="Fuentedepárrafopredeter." style:family="text">
      <style:text-properties style:font-weight-complex="bold" style:font-size-complex="16pt" style:language-asian="ca" style:country-asian="ES" style:language-complex="ar" style:country-complex="SA"/>
    </style:style>
    <style:style style:name="T35" style:parent-style-name="Fuentedepárrafopredeter." style:family="text">
      <style:text-properties style:font-weight-complex="bold" style:font-size-complex="16pt" style:language-asian="ca" style:country-asian="ES" style:language-complex="ar" style:country-complex="SA"/>
    </style:style>
    <style:style style:name="P36" style:parent-style-name="Normal" style:family="paragraph">
      <style:paragraph-properties fo:text-align="center"/>
      <style:text-properties fo:font-size="8pt" style:font-size-asian="8pt" style:font-size-complex="8pt"/>
    </style:style>
    <style:style style:name="T37" style:parent-style-name="Fuentedepárrafopredeter." style:family="text">
      <style:text-properties style:font-weight-complex="bold" style:font-size-complex="16pt" style:language-asian="ca" style:country-asian="ES" style:language-complex="ar" style:country-complex="SA"/>
    </style:style>
    <style:style style:name="P38" style:parent-style-name="Standard" style:family="paragraph">
      <style:paragraph-properties fo:text-align="justify"/>
    </style:style>
    <style:style style:name="P39" style:parent-style-name="Normal" style:family="paragraph">
      <style:paragraph-properties fo:text-align="center"/>
    </style:style>
    <style:style style:name="T40" style:parent-style-name="Fuentedepárrafopredeter." style:family="text">
      <style:text-properties fo:font-style="italic" style:font-style-asian="italic"/>
    </style:style>
    <style:style style:name="P41" style:parent-style-name="Normal" style:family="paragraph">
      <style:paragraph-properties fo:text-align="center"/>
    </style:style>
    <style:style style:name="T42" style:parent-style-name="Fuentedepárrafopredeter." style:family="text">
      <style:text-properties fo:font-style="italic" style:font-style-asian="italic"/>
    </style:style>
    <style:style style:name="T4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ca" style:country-asian="ES" style:language-complex="ar" style:country-complex="SA"/>
    </style:style>
    <style:style style:name="P44" style:parent-style-name="Normal" style:family="paragraph">
      <style:paragraph-properties fo:text-align="center"/>
    </style:style>
    <style:style style:name="T45" style:parent-style-name="Fuentedepárrafopredeter." style:family="text">
      <style:text-properties fo:color="#000000"/>
    </style:style>
    <style:style style:name="T4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ca" style:country-asian="ES" style:language-complex="ar" style:country-complex="SA"/>
    </style:style>
    <style:style style:name="P47" style:parent-style-name="Normal" style:family="paragraph">
      <style:paragraph-properties fo:text-align="center"/>
    </style:style>
    <style:style style:name="T48" style:parent-style-name="Fuentedepárrafopredeter." style:family="text">
      <style:text-properties fo:color="#000000" fo:font-size="8pt" style:font-size-asian="8pt" style:font-size-complex="8pt"/>
    </style:style>
    <style:style style:name="T49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ca" style:country-asian="ES" style:language-complex="ar" style:country-complex="SA"/>
    </style:style>
    <style:style style:name="P50" style:parent-style-name="Normal" style:family="paragraph">
      <style:paragraph-properties fo:text-align="center"/>
      <style:text-properties fo:font-style="italic" style:font-style-asian="italic" fo:color="#000000"/>
    </style:style>
    <style:style style:name="T51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ca" style:country-asian="ES" style:language-complex="ar" style:country-complex="SA"/>
    </style:style>
    <style:style style:name="P52" style:parent-style-name="Normal" style:family="paragraph">
      <style:paragraph-properties fo:text-align="center"/>
      <style:text-properties fo:color="#000000"/>
    </style:style>
    <style:style style:name="T5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ca" style:country-asian="ES" style:language-complex="ar" style:country-complex="SA"/>
    </style:style>
    <style:style style:name="P54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name="T5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ca" style:country-asian="ES" style:language-complex="ar" style:country-complex="SA"/>
    </style:style>
    <style:style style:name="P56" style:parent-style-name="Normal" style:family="paragraph">
      <style:paragraph-properties fo:text-align="center"/>
    </style:style>
    <style:style style:name="T57" style:parent-style-name="Fuentedepárrafopredeter." style:family="text">
      <style:text-properties fo:color="#000000"/>
    </style:style>
    <style:style style:name="T58" style:parent-style-name="Fuentedepárrafopredeter." style:family="text">
      <style:text-properties fo:color="#000000"/>
    </style:style>
    <style:style style:name="T59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ca" style:country-asian="ES" style:language-complex="ar" style:country-complex="SA"/>
    </style:style>
    <style:style style:name="P60" style:parent-style-name="Normal" style:family="paragraph">
      <style:paragraph-properties fo:text-align="center"/>
      <style:text-properties fo:font-style="italic" style:font-style-asian="italic" fo:color="#000000"/>
    </style:style>
    <style:style style:name="T61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ca" style:country-asian="ES" style:language-complex="ar" style:country-complex="SA"/>
    </style:style>
    <style:style style:name="P62" style:parent-style-name="Normal" style:family="paragraph">
      <style:paragraph-properties fo:text-align="center"/>
      <style:text-properties fo:color="#000000"/>
    </style:style>
    <style:style style:name="T6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ca" style:country-asian="ES" style:language-complex="ar" style:country-complex="SA"/>
    </style:style>
    <style:style style:name="P64" style:parent-style-name="Normal" style:family="paragraph">
      <style:paragraph-properties fo:text-align="center"/>
      <style:text-properties fo:color="#000000" fo:font-size="8pt" style:font-size-asian="8pt" style:font-size-complex="8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d9d9d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d9d9d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d9d9d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d9d9d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d9d9d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d9d9d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d9d9d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d9d9d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7e6e6" draw:opacity="100%" draw:stroke="solid" svg:stroke-width="0.01389in" svg:stroke-color="#d9d9d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Josep Sort Cuscó</text:p>
      <text:p text:style-name="P2">AWS2</text:p>
      <text:p text:style-name="P3">Enciclopèdia animal</text:p>
      <text:p text:style-name="P4"/>
      <text:p text:style-name="P5">Full de disseny</text:p>
      <text:p text:style-name="P6"/>
      <text:p text:style-name="P7">La intenció d’aquesta pàgina web és crear una enciclopèdia senzilla que ens permeti consultar ràpidament les característiques principals de<text:s/>diferents espècies d’animals. Es tractaria de poder tenir accés a una pàgina simple, amb un disseny senzill i fàcilment navegable, i que ofereixi la informació més rellevant sobre una espècie de manera clara i concisa. A més, la pàgina també ofereix per a<text:s/>cada espècie un enllaç recomanat per ampliar la informació sobre aquesta si l’usuari ho desitja.</text:p>
      <text:p text:style-name="P8"/>
      <text:p text:style-name="P9"><text:span text:style-name="T10">El<text:s/></text:span><text:span text:style-name="T11">layout</text:span><text:span text:style-name="T12"><text:s/>de la pàgina és el següent: una capçalera a la part superior amb un títol centrat que ens indica la secció en la qual ens trobem. Just a sota, hi ha</text:span><text:span text:style-name="T13"><text:s/>una barra de navegació amb les diferents seccions. Hi ha una secció de benvinguda anomenada “Qui som”, amb una breu descripció (just a sota de la barra de navegació) dels serveis que ofereix la pàgina. En aquesta secció, a sota d’aquesta descripció simple</text:span><text:span text:style-name="T14">ment hi trobem una sèrie de fotos de diferents animals en línia. Finalment, a baix de tot hi trobem un<text:s/></text:span><text:span text:style-name="T15">footer</text:span><text:span text:style-name="T16"><text:s/>amb informació de contacte.</text:span></text:p>
      <text:p text:style-name="P17"/>
      <text:p text:style-name="P18"><text:span text:style-name="T19">Aquest és el<text:s/></text:span><text:span text:style-name="T20">layout</text:span><text:span text:style-name="T21"><text:s/>d’aquesta secció, però totes les altres (a les quals s’hi accedeix a través de la barra de navega</text:span><text:span text:style-name="T22">ció que es troba a la part superior de la pàgina) en tenen un de lleugerament diferent. Cada una d’aquestes seccions correspon a una classe d’animals (mamífers, amfibis, rèptils, ocells i peixos). La capçalera amb el títol, la barra de navegació, la descri</text:span><text:span text:style-name="T23">pció i el<text:s/></text:span><text:span text:style-name="T24">footer</text:span><text:span text:style-name="T25"><text:s/>mantenen el mateix format, però en comptes de les fotos que es troben a la pàgina de benvinguda, trobarem un desplegable que ens permet escollir l’espècie concreta que ens interessa. Aquí, mostrem quatre espècies a tall d’exemple, encara q</text:span><text:span text:style-name="T26">ue a la pràctica n’hi hauria moltes més, i per això considerarem que seria apropiat afegir també un buscador al costat o just a sota, encara que aquest buscador no es trobi present en la versió actual. A la dreta d’aquest desplegable que ens permet escolli</text:span><text:span text:style-name="T27">r una espècie, trobem un panel. Aquest panel és el que proveeix el servei principal de la pàgina. Hi trobem la informació bàsica de l’espècie, una foto d’un exemplar d’aquesta i a més l’enllaç cap a una pàgina externa recomanada amb informació ampliada. En</text:span><text:span text:style-name="T28"><text:s/>la versió actual, només hem fet un panel per a cada classe d’animals, però en la versió completa n’hi hauria d’haver un per a cada espècie. En canviar l’espècie mitjançant el desplegable de l’esquerra, es mantindria el format del panel i només en canviari</text:span><text:span text:style-name="T29">a el contingut, apareixent les dades de l’espècie escollida.</text:span></text:p>
      <text:p text:style-name="P30"/>
      <text:p text:style-name="P31"><text:span text:style-name="T32"><draw:frame draw:z-index="251669504" draw:id="id0" draw:style-name="a0" draw:name="Cuadro de texto 2" text:anchor-type="paragraph" svg:x="3.12917in" svg:y="0.07708in" svg:width="2.52778in" svg:height="0.22917in" style:rel-width="scale" style:rel-height="scale"><draw:text-box><text:p text:style-name="P33">Títol</text:p></draw:text-box><svg:title/><svg:desc/></draw:frame></text:span><text:span text:style-name="T34"><draw:custom-shape svg:x="3.0375in" svg:y="0.03889in" svg:width="2.70764in" svg:height="2.53403in" draw:z-index="251667456" draw:id="id1" draw:style-name="a1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35"><draw:frame draw:z-index="251661312" draw:id="id2" draw:style-name="a2" draw:name="Cuadro de texto 2" text:anchor-type="paragraph" svg:x="0.19861in" svg:y="0.06319in" svg:width="2.52778in" svg:height="0.22917in" style:rel-width="scale" style:rel-height="scale"><draw:text-box><text:p text:style-name="P36">Títol</text:p></draw:text-box><svg:title/><svg:desc/></draw:frame></text:span><text:span text:style-name="T37"><draw:custom-shape svg:x="0.12222in" svg:y="0.04236in" svg:width="2.70764in" svg:height="2.53403in" draw:z-index="251659264" draw:id="id3" draw:style-name="a3" draw:name="Rectángulo 1" text:anchor-type="paragraph"><svg:title/><svg:desc/><draw:enhanced-geometry draw:type="non-primitive" svg:viewBox="0 0 21600 21600" draw:enhanced-path="M 0 0 L 21600 0 21600 21600 0 21600 Z N"/></draw:custom-shape></text:span></text:p>
      <text:p text:style-name="P38"><draw:frame draw:z-index="251681792" draw:id="id4" draw:style-name="a4" draw:name="Cuadro de texto 2" text:anchor-type="paragraph" svg:x="3.04583in" svg:y="2.42014in" svg:width="2.70764in" svg:height="1.53611in" style:rel-width="scale" style:rel-height="scale"><draw:text-box><text:p text:style-name="P39"><text:span text:style-name="T40">Layout<text:s/></text:span>pàgines classes d’animals</text:p></draw:text-box><svg:title/><svg:desc/></draw:frame><draw:frame draw:z-index="251679744" draw:id="id5" draw:style-name="a5" draw:name="Cuadro de texto 2" text:anchor-type="paragraph" svg:x="0.12222in" svg:y="2.42014in" svg:width="2.70764in" svg:height="1.53611in" style:rel-width="scale" style:rel-height="scale"><draw:text-box><text:p text:style-name="P41"><text:span text:style-name="T42">Layout<text:s/></text:span>pàgina Qui som</text:p></draw:text-box><svg:title/><svg:desc/></draw:frame><text:span text:style-name="T43"><draw:custom-shape svg:x="3.91389in" svg:y="0.82292in" svg:width="1.74306in" svg:height="1.01389in" draw:z-index="251677696" draw:id="id6" draw:style-name="a6" draw:name="Rectángulo 18" text:anchor-type="paragraph"><svg:title/><svg:desc/><text:p text:style-name="P44"><text:span text:style-name="T45">Panel</text:span></text:p><draw:enhanced-geometry draw:type="non-primitive" svg:viewBox="0 0 21600 21600" draw:enhanced-path="M 0 0 L 21600 0 21600 21600 0 21600 Z N"/></draw:custom-shape></text:span><text:span text:style-name="T46"><draw:custom-shape svg:x="3.10139in" svg:y="0.82292in" svg:width="0.77778in" svg:height="0.26389in" draw:z-index="251676672" draw:id="id7" draw:style-name="a7" draw:name="Rectángulo 17" text:anchor-type="paragraph"><svg:title/><svg:desc/><text:p text:style-name="P47"><text:span text:style-name="T48">Desplegable</text:span></text:p><draw:enhanced-geometry draw:type="non-primitive" svg:viewBox="0 0 21600 21600" draw:enhanced-path="M 0 0 L 21600 0 21600 21600 0 21600 Z N"/></draw:custom-shape></text:span><text:span text:style-name="T49"><draw:custom-shape svg:x="3.05972in" svg:y="1.93403in" svg:width="2.65903in" svg:height="0.4375in" draw:z-index="251675648" draw:id="id8" draw:style-name="a8" draw:name="Rectángulo 4" text:anchor-type="paragraph"><svg:title/><svg:desc/><text:p text:style-name="P50">Footer</text:p><draw:enhanced-geometry draw:type="non-primitive" svg:viewBox="0 0 21600 21600" draw:enhanced-path="M 0 0 L 21600 0 21600 21600 0 21600 Z N"/></draw:custom-shape></text:span><text:span text:style-name="T51"><draw:custom-shape svg:x="3.0875in" svg:y="0.35069in" svg:width="2.59653in" svg:height="0.38889in" draw:z-index="251673600" draw:id="id9" draw:style-name="a9" draw:name="Rectángulo 3" text:anchor-type="paragraph"><svg:title/><svg:desc/><text:p text:style-name="P52">Descripció</text:p><draw:enhanced-geometry draw:type="non-primitive" svg:viewBox="0 0 21600 21600" draw:enhanced-path="M 0 0 L 21600 0 21600 21600 0 21600 Z N"/></draw:custom-shape></text:span><text:span text:style-name="T53"><draw:custom-shape svg:x="3.06667in" svg:y="0.08681in" svg:width="2.64514in" svg:height="0.22917in" draw:z-index="251671552" draw:id="id10" draw:style-name="a10" draw:name="Rectángulo 2" text:anchor-type="paragraph"><svg:title/><svg:desc/><text:p text:style-name="P54">Barra de navegació</text:p><draw:enhanced-geometry draw:type="non-primitive" svg:viewBox="0 0 21600 21600" draw:enhanced-path="M 0 0 L 21600 0 21600 21600 0 21600 Z N"/></draw:custom-shape></text:span><text:span text:style-name="T55"><draw:custom-shape svg:x="0.17083in" svg:y="0.80208in" svg:width="2.60347in" svg:height="0.45139in" draw:z-index="251665408" draw:id="id11" draw:style-name="a11" draw:name="Rectángulo 6" text:anchor-type="paragraph"><svg:title/><svg:desc/><text:p text:style-name="P56"><text:span text:style-name="T57">Fotos</text:span><text:s/><text:span text:style-name="T58">animals</text:span></text:p><draw:enhanced-geometry draw:type="non-primitive" svg:viewBox="0 0 21600 21600" draw:enhanced-path="M 0 0 L 21600 0 21600 21600 0 21600 Z N"/></draw:custom-shape></text:span><text:span text:style-name="T59"><draw:custom-shape svg:x="0.14306in" svg:y="1.92014in" svg:width="2.65903in" svg:height="0.4375in" draw:z-index="251664384" draw:id="id12" draw:style-name="a12" draw:name="Rectángulo 4" text:anchor-type="paragraph"><svg:title/><svg:desc/><text:p text:style-name="P60">Footer</text:p><draw:enhanced-geometry draw:type="non-primitive" svg:viewBox="0 0 21600 21600" draw:enhanced-path="M 0 0 L 21600 0 21600 21600 0 21600 Z N"/></draw:custom-shape></text:span><text:span text:style-name="T61"><draw:custom-shape svg:x="0.17778in" svg:y="0.35764in" svg:width="2.59653in" svg:height="0.38889in" draw:z-index="251663360" draw:id="id13" draw:style-name="a13" draw:name="Rectángulo 3" text:anchor-type="paragraph"><svg:title/><svg:desc/><text:p text:style-name="P62">Descripció</text:p><draw:enhanced-geometry draw:type="non-primitive" svg:viewBox="0 0 21600 21600" draw:enhanced-path="M 0 0 L 21600 0 21600 21600 0 21600 Z N"/></draw:custom-shape></text:span><text:span text:style-name="T63"><draw:custom-shape svg:x="0.15694in" svg:y="0.09375in" svg:width="2.64514in" svg:height="0.22917in" draw:z-index="251662336" draw:id="id14" draw:style-name="a14" draw:name="Rectángulo 2" text:anchor-type="paragraph"><svg:title/><svg:desc/><text:p text:style-name="P64">Barra de navegació</text:p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p Sort Cusco</dc:creator>
    <meta:creation-date>2018-09-26T17:16:00Z</meta:creation-date>
    <dc:date>2018-10-02T08:09:00Z</dc:date>
    <meta:template xlink:href="Normal.dotm" xlink:type="simple"/>
    <meta:editing-cycles>36</meta:editing-cycles>
    <meta:editing-duration>PT6600S</meta:editing-duration>
    <meta:document-statistic meta:page-count="1" meta:paragraph-count="5" meta:word-count="385" meta:character-count="2578" meta:row-count="18" meta:non-whitespace-character-count="2198"/>
  </office:meta>
</office:document-meta>
</file>